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2.7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4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5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1.36cm"/>
      <style:paragraph-properties style:writing-mode="lr-tb"/>
    </style:style>
    <style:style style:name="gr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7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8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9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10" style:family="graphic" style:parent-style-name="standard">
      <style:graphic-properties svg:stroke-color="#111111" draw:fill-color="#ffffff" draw:textarea-vertical-align="middle"/>
    </style:style>
    <style:style style:name="gr1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12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vertical-align="middle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75cm"/>
      <style:paragraph-properties style:writing-mode="lr-tb"/>
    </style:style>
    <style:style style:name="gr16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25cm"/>
      <style:paragraph-properties style:writing-mode="lr-tb"/>
    </style:style>
    <style:style style:name="gr17" style:family="graphic" style:parent-style-name="standard">
      <style:graphic-properties svg:stroke-color="#111111" draw:fill-color="#dde8cb" draw:textarea-horizontal-align="justify" draw:textarea-vertical-align="middle" draw:auto-grow-height="false" fo:min-height="0.75cm" fo:min-width="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end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6" style:family="paragraph">
      <style:paragraph-properties fo:text-align="start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dde8cb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6" draw:id="id6">
          <draw:custom-shape draw:style-name="gr1" draw:text-style-name="P2" draw:layer="layout" svg:width="3.25cm" svg:height="1.481cm" svg:x="76.5cm" svg:y="10.25cm">
            <text:p text:style-name="P1">decoder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" draw:text-style-name="P3" draw:layer="layout" svg:x1="75.5cm" svg:y1="10.985cm" svg:x2="76.5cm" svg:y2="10.985cm">
              <text:p/>
            </draw:line>
            <draw:custom-shape draw:style-name="gr3" draw:text-style-name="P5" draw:layer="layout" svg:width="4.61cm" svg:height="1.001cm" draw:transform="rotate (-0.000349065850398201) translate (71cm 10.482cm)">
              <text:p text:style-name="P4"><text:span text:style-name="T1">ArbreDeHuffma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line draw:style-name="gr2" draw:text-style-name="P3" draw:layer="layout" svg:x1="79.75cm" svg:y1="10.984cm" svg:x2="80.75cm" svg:y2="10.984cm">
                <text:p/>
              </draw:line>
              <draw:custom-shape draw:style-name="gr3" draw:text-style-name="P7" draw:layer="layout" svg:width="4.61cm" svg:height="1.001cm" draw:transform="rotate (-0.000349065850398201) translate (80.64cm 10.481cm)">
                <text:p text:style-name="P6"><text:span text:style-name="T1">Fichi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4" draw:text-style-name="P8" xml:id="id1" draw:id="id1" draw:layer="layout" svg:width="5.75cm" svg:height="1.75cm" svg:x="61.625cm" svg:y="4.25cm">
          <text:p text:style-name="P1">de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67.375cm" svg:y1="5.105cm" svg:x2="68.375cm" svg:y2="5.105cm">
            <text:p/>
          </draw:line>
          <draw:custom-shape draw:style-name="gr5" draw:text-style-name="P7" draw:layer="layout" svg:width="1.86cm" svg:height="1.001cm" draw:transform="rotate (-0.000349065850398201) translate (68.265cm 4.602cm)">
            <text:p text:style-name="P6"><text:span text:style-name="T1">Fichi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60.625cm" svg:y1="5.105cm" svg:x2="61.625cm" svg:y2="5.105cm">
            <text:p/>
          </draw:line>
          <draw:custom-shape draw:style-name="gr6" draw:text-style-name="P5" draw:layer="layout" svg:width="3.11cm" svg:height="1.001cm" draw:transform="rotate (-0.000349065850398201) translate (57.625cm 4.603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g>
            <draw:custom-shape draw:style-name="gr7" draw:text-style-name="P2" draw:layer="layout" svg:width="4.75cm" svg:height="1.481cm" svg:x="49.25cm" svg:y="10.25cm">
              <text:p text:style-name="P1">lireStatistiques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8" draw:text-style-name="P3" draw:layer="layout" svg:x1="48.25cm" svg:y1="10.985cm" svg:x2="49.25cm" svg:y2="10.985cm">
                <text:p/>
              </draw:line>
              <draw:custom-shape draw:style-name="gr9" draw:text-style-name="P5" draw:layer="layout" svg:width="4.61cm" svg:height="1.001cm" draw:transform="rotate (-0.000349065850398201) translate (43.75cm 10.482cm)">
                <text:p text:style-name="P4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8" draw:text-style-name="P3" draw:layer="layout" svg:x1="54cm" svg:y1="10.981cm" svg:x2="55cm" svg:y2="10.981cm">
                  <text:p/>
                </draw:line>
                <draw:custom-shape draw:style-name="gr9" draw:text-style-name="P7" draw:layer="layout" svg:width="4.61cm" svg:height="1.001cm" draw:transform="rotate (-0.000349065850398201) translate (54.89cm 10.478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10" draw:text-style-name="P9" draw:layer="layout" svg:x1="64.5cm" svg:y1="6cm" svg:x2="51.625cm" svg:y2="10.25cm" draw:start-shape="id1" draw:start-glue-point="2" draw:end-shape="id2" draw:end-glue-point="0" svg:d="M64500 6000v2125h-12875v2125" svg:viewBox="0 0 12876 4251">
          <text:p/>
        </draw:connector>
        <draw:g xml:id="id3" draw:id="id3">
          <draw:g>
            <draw:custom-shape draw:style-name="gr11" draw:text-style-name="P2" draw:layer="layout" svg:width="5.119cm" svg:height="1.481cm" svg:x="61.941cm" svg:y="10.25cm">
              <text:p text:style-name="P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0.941cm" svg:y1="10.981cm" svg:x2="61.941cm" svg:y2="10.981cm">
                <text:p/>
              </draw:line>
              <draw:custom-shape draw:style-name="gr3" draw:text-style-name="P5" draw:layer="layout" svg:width="4.61cm" svg:height="1.001cm" draw:transform="rotate (-0.000349065850398201) translate (56.441cm 10.478cm)">
                <text:p text:style-name="P4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7.06cm" svg:y1="11.004cm" svg:x2="68.06cm" svg:y2="11.004cm">
                  <text:p/>
                </draw:line>
                <draw:custom-shape draw:style-name="gr3" draw:text-style-name="P7" draw:layer="layout" svg:width="4.61cm" svg:height="1.001cm" draw:transform="rotate (-0.000349065850398201) translate (67.95cm 10.501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10" draw:text-style-name="P9" draw:layer="layout" svg:x1="64.5cm" svg:y1="6cm" svg:x2="64.5cm" svg:y2="10.25cm" draw:start-shape="id1" draw:start-glue-point="2" draw:end-shape="id3" draw:end-glue-point="0" svg:d="M64500 6000v4250" svg:viewBox="0 0 1 4251">
          <text:p/>
        </draw:connector>
        <draw:g xml:id="id4" draw:id="id4">
          <draw:g>
            <draw:custom-shape draw:style-name="gr12" draw:text-style-name="P2" draw:layer="layout" svg:width="4.119cm" svg:height="1.481cm" svg:x="62.441cm" svg:y="13.019cm">
              <text:p text:style-name="P1">contruireFileDePriorit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1.441cm" svg:y1="13.754cm" svg:x2="62.441cm" svg:y2="13.754cm">
                <text:p/>
              </draw:line>
              <draw:custom-shape draw:style-name="gr3" draw:text-style-name="P5" draw:layer="layout" svg:width="4.61cm" svg:height="1.001cm" draw:transform="rotate (-0.000349065850398201) translate (56.941cm 13.251cm)">
                <text:p text:style-name="P4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6.56cm" svg:y1="13.772cm" svg:x2="67.56cm" svg:y2="13.772cm">
                  <text:p/>
                </draw:line>
                <draw:custom-shape draw:style-name="gr3" draw:text-style-name="P7" draw:layer="layout" svg:width="4.61cm" svg:height="1.001cm" draw:transform="rotate (-0.000349065850398201) translate (67.45cm 13.269cm)">
                  <text:p text:style-name="P6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10" draw:text-style-name="P9" draw:layer="layout" svg:x1="64.5cm" svg:y1="11.731cm" svg:x2="64.5cm" svg:y2="13.019cm" draw:start-shape="id3" draw:start-glue-point="2" draw:end-shape="id4" draw:end-glue-point="0" svg:d="M64500 11731v1288" svg:viewBox="0 0 1 1289">
          <text:p/>
        </draw:connector>
        <draw:connector draw:style-name="gr13" draw:text-style-name="P9" draw:layer="layout" draw:line-skew="-0.009cm" svg:x1="64.5cm" svg:y1="6cm" svg:x2="99.625cm" svg:y2="10.269cm" draw:start-shape="id1" draw:start-glue-point="2" draw:end-shape="id5" draw:end-glue-point="0" svg:d="M64500 6000v2125h35125v2144" svg:viewBox="0 0 35126 4270">
          <text:p/>
        </draw:connector>
        <draw:connector draw:style-name="gr14" draw:text-style-name="P10" draw:layer="layout" svg:x1="64.5cm" svg:y1="6cm" svg:x2="78.125cm" svg:y2="10.25cm" draw:start-shape="id1" draw:start-glue-point="2" draw:end-shape="id6" draw:end-glue-point="0" svg:d="M64500 6000v2125h13625v2125" svg:viewBox="0 0 13626 4251">
          <text:p/>
        </draw:connector>
        <draw:g>
          <draw:g xml:id="id5" draw:id="id5">
            <draw:custom-shape draw:style-name="gr15" draw:text-style-name="P2" draw:layer="layout" svg:width="4.25cm" svg:height="1.481cm" svg:x="97.5cm" svg:y="10.269cm">
              <text:p text:style-name="P1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96.5cm" svg:y1="11.004cm" svg:x2="97.5cm" svg:y2="11.004cm">
                <text:p/>
              </draw:line>
              <draw:custom-shape draw:style-name="gr3" draw:text-style-name="P5" draw:layer="layout" svg:width="4.61cm" svg:height="1.001cm" draw:transform="rotate (-0.000349065850398201) translate (92cm 10.501cm)">
                <text:p text:style-name="P4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101.75cm" svg:y1="11.003cm" svg:x2="102.75cm" svg:y2="11.003cm">
                  <text:p/>
                </draw:line>
                <draw:custom-shape draw:style-name="gr3" draw:text-style-name="P7" draw:layer="layout" svg:width="4.61cm" svg:height="1.001cm" draw:transform="rotate (-0.000349065850398201) translate (102.64cm 10.5cm)">
                  <text:p text:style-name="P6"><text:span text:style-name="T1"/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8" draw:id="id8">
            <draw:custom-shape draw:style-name="gr16" draw:text-style-name="P11" draw:layer="layout" svg:width="3.75cm" svg:height="1.481cm" svg:x="91.25cm" svg:y="14.019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90.25cm" svg:y1="14.754cm" svg:x2="91.25cm" svg:y2="14.754cm">
                <text:p/>
              </draw:line>
              <draw:custom-shape draw:style-name="gr3" draw:text-style-name="P5" draw:layer="layout" svg:width="4.61cm" svg:height="1.001cm" draw:transform="rotate (-0.000349065850398201) translate (85.75cm 14.251cm)">
                <text:p text:style-name="P4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5cm" svg:y1="14.753cm" svg:x2="96cm" svg:y2="14.753cm">
                  <text:p/>
                </draw:line>
                <draw:custom-shape draw:style-name="gr3" draw:text-style-name="P7" draw:layer="layout" svg:width="4.61cm" svg:height="1.001cm" draw:transform="rotate (-0.000349065850398201) translate (95.89cm 14.25cm)">
                  <text:p text:style-name="P6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9" draw:id="id9">
            <draw:custom-shape draw:style-name="gr16" draw:text-style-name="P11" draw:layer="layout" svg:width="3.75cm" svg:height="1.481cm" svg:x="97.75cm" svg:y="16.5cm">
              <text:p text:style-name="P1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96.75cm" svg:y1="17.235cm" svg:x2="97.75cm" svg:y2="17.235cm">
                <text:p/>
              </draw:line>
              <draw:custom-shape draw:style-name="gr3" draw:text-style-name="P5" draw:layer="layout" svg:width="4.61cm" svg:height="1.001cm" draw:transform="rotate (-0.000349065850398201) translate (92.25cm 16.732cm)">
                <text:p text:style-name="P4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101.5cm" svg:y1="17.234cm" svg:x2="102.5cm" svg:y2="17.234cm">
                  <text:p/>
                </draw:line>
                <draw:custom-shape draw:style-name="gr3" draw:text-style-name="P7" draw:layer="layout" svg:width="4.61cm" svg:height="1.001cm" draw:transform="rotate (-0.000349065850398201) translate (102.39cm 16.731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7" draw:id="id7">
            <draw:custom-shape draw:style-name="gr17" draw:text-style-name="P11" draw:layer="layout" svg:width="4.5cm" svg:height="1cm" svg:x="104.25cm" svg:y="14.247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03.25cm" svg:y1="14.747cm" svg:x2="104.25cm" svg:y2="14.747cm">
                <text:p/>
              </draw:line>
              <draw:custom-shape draw:style-name="gr3" draw:text-style-name="P5" draw:layer="layout" svg:width="4.61cm" svg:height="1.001cm" draw:transform="rotate (-0.000349065850398201) translate (98.75cm 14.244cm)">
                <text:p text:style-name="P4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108.75cm" svg:y1="14.75cm" svg:x2="109.75cm" svg:y2="14.75cm">
                  <text:p/>
                </draw:line>
                <draw:custom-shape draw:style-name="gr3" draw:text-style-name="P7" draw:layer="layout" svg:width="4.61cm" svg:height="1.001cm" draw:transform="rotate (-0.000349065850398201) translate (109.64cm 14.247cm)">
                  <text:p text:style-name="P6"><text:span text:style-name="T1">Bou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4" draw:text-style-name="P10" draw:layer="layout" draw:line-skew="-0.109cm" svg:x1="99.625cm" svg:y1="11.75cm" svg:x2="106.5cm" svg:y2="14.244cm" draw:start-shape="id5" draw:start-glue-point="2" draw:end-shape="id7" draw:end-glue-point="0" svg:d="M99625 11750v1138h6875v1356" svg:viewBox="0 0 6876 2495">
            <text:p/>
          </draw:connector>
        </draw:g>
        <draw:connector draw:style-name="gr14" draw:text-style-name="P10" draw:layer="layout" svg:x1="99.625cm" svg:y1="11.75cm" svg:x2="93.125cm" svg:y2="14.019cm" draw:start-shape="id5" draw:start-glue-point="2" draw:end-shape="id8" draw:end-glue-point="0" svg:d="M99625 11750v1134h-6500v1135" svg:viewBox="0 0 6501 2270">
          <text:p/>
        </draw:connector>
        <draw:connector draw:style-name="gr14" draw:text-style-name="P10" draw:layer="layout" svg:x1="99.625cm" svg:y1="11.75cm" svg:x2="99.625cm" svg:y2="16.5cm" draw:start-shape="id5" draw:start-glue-point="2" draw:end-shape="id9" draw:end-glue-point="0" svg:d="M99625 11750v4750" svg:viewBox="0 0 1 4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27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3-11-14T12:41:08.203580096</dc:date>
    <meta:editing-duration>PT55M3S</meta:editing-duration>
    <meta:editing-cycles>24</meta:editing-cycles>
    <meta:generator>LibreOffice/7.3.7.2$Linux_X86_64 LibreOffice_project/30$Build-2</meta:generator>
    <meta:document-statistic meta:object-count="91"/>
  </office:meta>
</office:document-meta>
</file>